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dConfig.prod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vironmentSystemIntegrationTests.annotationConfigApplicationContext_withProfileExpressionNoMatchN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vironmentSystemIntegrationTests.assertHasStandardEnvironment( ApplicationContext c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vironmentSystemIntegrationTests.assertEnvironmentAwareInvoked( ConfigurableApplicationContext ctx , Environment expectedEn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vironmentSystemIntegrationTests.classPathBeanDefinitionScanner_inheritsEnvironmentFromEnvironmentCapableBDR_scanProfileAnnotatedConfig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nvironmentSystemIntegrationTests.genericXml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nfig.envAware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vironmentSystemIntegrationTests.staticWeb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nvironmentSystemIntegrationTests.registerEnvironmentBeanDefinition( BeanDefinition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vironmentSystemIntegrationTests.assertHasStandardServletEnvironment( WebApplicationContext c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vironmentSystemIntegrationTests.mostSpecificDerivedClassDrivesEnvironment_withDerivedDevEnvAndDerivedDevConfig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nvironmentSystemIntegrationTests.static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nvironmentSystemIntegrationTests.xmlWeb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nvironmentSystemIntegrationTests.mostSpecificDerivedClassDrivesEnvironment_withDevEnvAndDerivedDevConfig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nvironmentSystemIntegrationTests.fileSystemXml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EnvironmentSystemIntegrationTests.xmlBeanDefinitionReader_inheritsEnvironmentFromEnvironmentCapableBD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nvironmentSystemIntegrationTests.testProfileExpression( boolean expected , String ... activeProfi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nvironmentSystemIntegrationTests.genericApplicationContext_customEnv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nvironmentSystemIntegrationTests.web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nvironmentSystemIntegrationTests.assertEnvironmentBeanRegistered( ConfigurableApplicationContext c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rivedDevConfig.derivedDev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vironmentSystemIntegrationTests.registerServletParamPropertySources_StaticWeb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EnvironmentSystemIntegrationTests.annotationConfigApplicationContext_withProdEnvAndProdConfig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ransitiveConfig.transitive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vironmentSystemIntegrationTests.annotationConfigApplicationContext_withImportedConfig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nvironmentSystemIntegrationTests.abstractApplicationContextValidatesRequiredPropertiesOnRefre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EnvironmentSystemIntegrationTests.classPathXml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nvironmentSystemIntegrationTests.assertHasEnvironment( ApplicationContext ctx , Environment expectedEn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vironmentSystemIntegration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vironmentSystemIntegrationTests.annotationConfigApplicationContext_withProdEnvAndDevConfig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nvironmentSystemIntegrationTests.annotatedBeanDefinitionReader_inheritsEnvironmentFromEnvironmentCapableBD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nvironmentSystemIntegrationTests.genericApplicationContext_standardEnv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nvironmentSystemIntegrationTests.annotationConfigApplicationContext_withPojo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nvironmentSystemIntegrationTests.annotationConfigApplicationContext_withProfileExpressionMatch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vironmentSystemIntegrationTests.registerServletParamPropertySources_AbstractRefreshableWeb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EnvironmentSystemIntegrationTests.annotationConfigApplicationContext_withDevEnvAndDevConfig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nvironmentSystemIntegrationTests.annotationConfigApplicationContext_withProfileExpressionNoMatch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eExpressionConfig.expression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vironmentSystemIntegrationTests.annotationConfigWeb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nvironmentSystemIntegrationTests.registerServletParamPropertySources_GenericWeb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DevConfig.dev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vironmentSystemIntegrationTests.newBeanFactoryWithEnvironmentAware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vironmentAwareBean.setEnvironment( Environment environ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vironmentSystemIntegrationTests.annotationConfigApplicationContext_withProfileExpressionMatch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vironmentSystemIntegrationTests.classPathBeanDefinitionScanner_inheritsEnvironmentFromEnvironmentCapableBDR_scanProfileAnnotatedCompon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